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7.999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2.731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1.53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.01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82cm" fo:break-before="auto" style:use-optimal-row-height="true"/>
    </style:style>
    <style:style style:name="ro8" style:family="table-row">
      <style:table-row-properties style:row-height="0.497cm" fo:break-before="auto" style:use-optimal-row-height="true"/>
    </style:style>
    <style:style style:name="ro9" style:family="table-row">
      <style:table-row-properties style:row-height="0.997cm" fo:break-before="auto" style:use-optimal-row-height="true"/>
    </style:style>
    <style:style style:name="ro10" style:family="table-row">
      <style:table-row-properties style:row-height="1.3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style:vertical-align="top"/>
      <style:text-properties style:text-position="" fo:font-size="11pt" style:font-size-asian="11pt" style:font-size-complex="11pt"/>
    </style:style>
    <style:style style:name="ce4" style:family="table-cell" style:parent-style-name="Default">
      <style:table-cell-properties fo:wrap-option="wrap" style:vertical-align="top"/>
      <style:text-properties style:text-position="" fo:font-size="11pt" style:font-size-asian="11pt" style:font-size-complex="11pt"/>
    </style:style>
    <style:style style:name="ce2" style:family="table-cell" style:parent-style-name="Default">
      <style:text-properties style:text-position="" fo:font-size="11pt" style:font-size-asian="11pt" style:font-size-complex="11pt"/>
    </style:style>
    <style:style style:name="ce5" style:family="table-cell" style:parent-style-name="Default">
      <style:table-cell-properties style:vertical-align="top"/>
      <style:text-properties style:text-position="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9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11" table:default-cell-style-name="ce8"/>
        <table:table-column table:style-name="co3" table:default-cell-style-name="ce8"/>
        <table:table-column table:style-name="co5" table:number-columns-repeated="2" table:default-cell-style-name="ce9"/>
        <table:table-column table:style-name="co12" table:default-cell-style-name="ce9"/>
        <table:table-column table:style-name="co13" table:default-cell-style-name="ce8"/>
        <table:table-column table:style-name="co3" table:number-columns-repeated="1018" table:default-cell-style-name="ce8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F-FR03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Anmeldedaten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TF-FR03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Rechnungsempfänger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2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-Code verwalten: Neuen Code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25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-Code verwalten: Bestehenden Code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2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-Code verwalten: Bestehenden Code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Code zuwei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8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Code entfern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4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chüler nach einem zugewiesenen Code su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6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Lehrkraft verwalten: Neue Lehrkraft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7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Lehrkraft verwalten: Bestehende Lehrkraft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8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Lehrkraft verwalten: Bestehende Lehrkraft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Neuen Kurstypen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Bestehenden Kurstypen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5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Bestehenden Kurstypen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F-FR16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Neuen Kursort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7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Bestehenden Kursort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8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Bestehenden Kursort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0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Neues Semester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Bestehendes Semester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1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Bestehendes Semester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F-FR19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Neuen Kurs erfass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F-FR20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Bestehenden Kurs lös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F-FR2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Bestehenden Kurs ände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09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Kurs hinzufü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3-10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Kurs entfern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F-FR04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chüler nach einem Kurs such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8" table:default-cell-style-name="ce3"/>
        <table:table-column table:style-name="co3" table:default-cell-style-name="ce3"/>
        <table:table-column table:style-name="co5" table:number-columns-repeated="2" table:default-cell-style-name="ce4"/>
        <table:table-column table:style-name="co9" table:number-columns-repeated="4" table:default-cell-style-name="ce3"/>
        <table:table-column table:style-name="co3" table:number-columns-repeated="1016" table:default-cell-style-name="ce3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F-FR0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TF-FR0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meldedatum ändern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TF-FR03-02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setzen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TF-FR03-02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ändern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TF-FR03-02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rneute Anmeldung</text:p>
          </table:table-cell>
          <table:table-cell office:value-type="string" calcext:value-type="string">
            <text:p>Anmeldung nach bereits erfolgter Abmeldung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Rechnungsempfänger änder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2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Neuen Schüler-Code erfas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2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änder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2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lösch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zuwei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3-08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entfern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4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zugewiesenen Schüler-Code such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Neue Lehrkraft erfas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lösch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0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änder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Neuen Kurstypen erfas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lösch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ändern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TF-FR1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Neuen Kursort erfas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lösch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änder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Neues Semester erfassen</text:p>
          </table:table-cell>
          <table:table-cell/>
          <table:table-cell table:style-name="ce4"/>
          <table:table-cell table:number-columns-repeated="1019"/>
        </table:table-row>
        <table:table-row table:style-name="ro4">
          <table:table-cell office:value-type="string" calcext:value-type="string">
            <text:p>TF-FR1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lösch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Neuen Kurs erfass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2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lösch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2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3-09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hinzufüg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3-10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entfern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4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Kurs suchen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estprotokoll_2015-08-05" table:style-name="ta1">
        <table:table-column table:style-name="co8" table:default-cell-style-name="ce3"/>
        <table:table-column table:style-name="co3" table:default-cell-style-name="ce3"/>
        <table:table-column table:style-name="co5" table:number-columns-repeated="2" table:default-cell-style-name="ce4"/>
        <table:table-column table:style-name="co10" table:default-cell-style-name="ce4"/>
        <table:table-column table:style-name="co3" table:number-columns-repeated="1015" table:default-cell-style-name="ce3"/>
        <table:table-column table:style-name="co3" table:number-columns-repeated="4" table:default-cell-style-name="ce2"/>
        <table:table-row table:style-name="ro1">
          <table:table-cell table:style-name="ce5" office:value-type="string" calcext:value-type="string">
            <text:p>Datum: 05.08.15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>
            <text:p>Version: v.0.1.3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>
            <text:p>Umgebung: Entwicklungsumge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F-FR0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meldedatum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3-02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setz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3-02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3-02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rneute Anmeldung</text:p>
          </table:table-cell>
          <table:table-cell office:value-type="string" calcext:value-type="string">
            <text:p>Anmeldung nach bereits erfolgter Abmeldung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Rechnungsempfänger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2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Neuen Schüler-Code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2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2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zuwei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08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entfern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4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zugewiesenen Schüler-Code su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F-FR0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Neue Lehrkraft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Neuen Kurstypen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1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Neuen Kursort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Neues Semester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lösch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änder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19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Neuen Kurs erfass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20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lösch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2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änder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09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hinzufüg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10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entfern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4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Kurs such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.00.0000</text:date>, <text:time style:data-style-name="N2" text:time-value="08:25:56.9545642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8-22T08:47:48.338247555</dc:date>
    <meta:editing-duration>PT5H40M57S</meta:editing-duration>
    <meta:editing-cycles>58</meta:editing-cycles>
    <meta:document-statistic meta:table-count="4" meta:cell-count="436" meta:object-count="0"/>
  </office:meta>
</office:document-meta>
</file>